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x1_ra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537313432835821" calcext:value-type="float">
            <text:p>0.537313432835821</text:p>
          </table:table-cell>
          <table:table-cell office:value-type="float" office:value="9.73170731707318" calcext:value-type="float">
            <text:p>9.73170731707318</text:p>
          </table:table-cell>
        </table:table-row>
        <table:table-row table:style-name="ro1">
          <table:table-cell office:value-type="float" office:value="0.823880597014925" calcext:value-type="float">
            <text:p>0.823880597014925</text:p>
          </table:table-cell>
          <table:table-cell office:value-type="float" office:value="9.56097560975611" calcext:value-type="float">
            <text:p>9.56097560975611</text:p>
          </table:table-cell>
        </table:table-row>
        <table:table-row table:style-name="ro1">
          <table:table-cell office:value-type="float" office:value="1.11044776119403" calcext:value-type="float">
            <text:p>1.11044776119403</text:p>
          </table:table-cell>
          <table:table-cell office:value-type="float" office:value="9.31707317073172" calcext:value-type="float">
            <text:p>9.31707317073172</text:p>
          </table:table-cell>
        </table:table-row>
        <table:table-row table:style-name="ro1">
          <table:table-cell office:value-type="float" office:value="1.36119402985075" calcext:value-type="float">
            <text:p>1.36119402985075</text:p>
          </table:table-cell>
          <table:table-cell office:value-type="float" office:value="9.12195121951221" calcext:value-type="float">
            <text:p>9.12195121951221</text:p>
          </table:table-cell>
        </table:table-row>
        <table:table-row table:style-name="ro1">
          <table:table-cell office:value-type="float" office:value="1.68358208955224" calcext:value-type="float">
            <text:p>1.68358208955224</text:p>
          </table:table-cell>
          <table:table-cell office:value-type="float" office:value="8.8048780487805" calcext:value-type="float">
            <text:p>8.8048780487805</text:p>
          </table:table-cell>
        </table:table-row>
        <table:table-row table:style-name="ro1">
          <table:table-cell office:value-type="float" office:value="2.07761194029851" calcext:value-type="float">
            <text:p>2.07761194029851</text:p>
          </table:table-cell>
          <table:table-cell office:value-type="float" office:value="8.26829268292684" calcext:value-type="float">
            <text:p>8.26829268292684</text:p>
          </table:table-cell>
        </table:table-row>
        <table:table-row table:style-name="ro1">
          <table:table-cell office:value-type="float" office:value="2.31641791044776" calcext:value-type="float">
            <text:p>2.31641791044776</text:p>
          </table:table-cell>
          <table:table-cell office:value-type="float" office:value="7.8048780487805" calcext:value-type="float">
            <text:p>7.8048780487805</text:p>
          </table:table-cell>
        </table:table-row>
        <table:table-row table:style-name="ro1">
          <table:table-cell office:value-type="float" office:value="2.36417910447761" calcext:value-type="float">
            <text:p>2.36417910447761</text:p>
          </table:table-cell>
          <table:table-cell office:value-type="float" office:value="7.46341463414635" calcext:value-type="float">
            <text:p>7.46341463414635</text:p>
          </table:table-cell>
        </table:table-row>
        <table:table-row table:style-name="ro1">
          <table:table-cell office:value-type="float" office:value="2.35223880597015" calcext:value-type="float">
            <text:p>2.35223880597015</text:p>
          </table:table-cell>
          <table:table-cell office:value-type="float" office:value="7.21951219512196" calcext:value-type="float">
            <text:p>7.21951219512196</text:p>
          </table:table-cell>
        </table:table-row>
        <table:table-row table:style-name="ro1">
          <table:table-cell office:value-type="float" office:value="2.31641791044776" calcext:value-type="float">
            <text:p>2.31641791044776</text:p>
          </table:table-cell>
          <table:table-cell office:value-type="float" office:value="7.00000000000001" calcext:value-type="float">
            <text:p>7.00000000000001</text:p>
          </table:table-cell>
        </table:table-row>
        <table:table-row table:style-name="ro1">
          <table:table-cell office:value-type="float" office:value="2.22089552238806" calcext:value-type="float">
            <text:p>2.22089552238806</text:p>
          </table:table-cell>
          <table:table-cell office:value-type="float" office:value="6.78048780487806" calcext:value-type="float">
            <text:p>6.78048780487806</text:p>
          </table:table-cell>
        </table:table-row>
        <table:table-row table:style-name="ro1">
          <table:table-cell office:value-type="float" office:value="1.89850746268657" calcext:value-type="float">
            <text:p>1.89850746268657</text:p>
          </table:table-cell>
          <table:table-cell office:value-type="float" office:value="6.29268292682928" calcext:value-type="float">
            <text:p>6.29268292682928</text:p>
          </table:table-cell>
        </table:table-row>
        <table:table-row table:style-name="ro1">
          <table:table-cell office:value-type="float" office:value="1.42089552238806" calcext:value-type="float">
            <text:p>1.42089552238806</text:p>
          </table:table-cell>
          <table:table-cell office:value-type="float" office:value="5.80487804878049" calcext:value-type="float">
            <text:p>5.80487804878049</text:p>
          </table:table-cell>
        </table:table-row>
        <table:table-row table:style-name="ro1">
          <table:table-cell office:value-type="float" office:value="1.13432835820896" calcext:value-type="float">
            <text:p>1.13432835820896</text:p>
          </table:table-cell>
          <table:table-cell office:value-type="float" office:value="5.58536585365854" calcext:value-type="float">
            <text:p>5.58536585365854</text:p>
          </table:table-cell>
        </table:table-row>
        <table:table-row table:style-name="ro1">
          <table:table-cell office:value-type="float" office:value="0.764179104477612" calcext:value-type="float">
            <text:p>0.764179104477612</text:p>
          </table:table-cell>
          <table:table-cell office:value-type="float" office:value="5.29268292682927" calcext:value-type="float">
            <text:p>5.29268292682927</text:p>
          </table:table-cell>
        </table:table-row>
        <table:table-row table:style-name="ro1">
          <table:table-cell office:value-type="float" office:value="0.429850746268657" calcext:value-type="float">
            <text:p>0.429850746268657</text:p>
          </table:table-cell>
          <table:table-cell office:value-type="float" office:value="5.09756097560976" calcext:value-type="float">
            <text:p>5.09756097560976</text:p>
          </table:table-cell>
        </table:table-row>
        <table:table-row table:style-name="ro1">
          <table:table-cell office:value-type="float" office:value="0.298507462686567" calcext:value-type="float">
            <text:p>0.298507462686567</text:p>
          </table:table-cell>
          <table:table-cell office:value-type="float" office:value="4.97560975609756" calcext:value-type="float">
            <text:p>4.97560975609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4" meta:object-count="0"/>
    <meta:generator>LibreOffice/7.3.7.2$Linux_X86_64 LibreOffice_project/30$Build-2</meta:generator>
  </office:meta>
</office:document-meta>
</file>